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PT Sans" fo:font-size="14pt" style:font-size-asian="14pt" style:font-size-complex="14pt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ext-properties style:font-name="PT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Данные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stishov_group</text:p>
          </table:table-cell>
          <table:table-cell office:value-type="string" calcext:value-type="string">
            <text:p>stishov_most_similar</text:p>
          </table:table-cell>
          <table:table-cell office:value-type="string" calcext:value-type="string">
            <text:p>our_most_similar</text:p>
          </table:table-cell>
          <table:table-cell office:value-type="string" calcext:value-type="string">
            <text:p>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поведное_урочищ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собо_охраняемое_природное_урочищ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p, zak</text:p>
          </table:table-cell>
          <table:table-cell office:value-type="string" calcext:value-type="string">
            <text:p>3zap, np, 4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иродный_микрозаповед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осударственный_природный_микрозаповед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5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енетический_резерват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территория_предоставляющая_особую_ценность_для_сохранения_объектов_растительного_и_животного_мира_занесённых_в_красную_книгу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зона_поко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, zak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, zak</text:p>
          </table:table-cell>
          <table:table-cell office:value-type="string" calcext:value-type="string">
            <text:p>zap, np, 5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ое_водно-болотное_угодье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, zak, mon</text:p>
          </table:table-cell>
          <table:table-cell office:value-type="string" calcext:value-type="string">
            <text:p>zap, 2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, zak, mon</text:p>
          </table:table-cell>
          <table:table-cell office:value-type="string" calcext:value-type="string">
            <text:p>zap, np, 2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zap, np, pp, 3zak, dp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np, pp, 6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особо_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ландшафтный_памят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p, np, 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, 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охраняемая_природно-ландшафтная_территория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ландшафт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p, pp, zak, 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ландшафтный_природ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p, 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экотуристическая_территория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природно-исторический_комплекс_и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p, np, 2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риродно-культур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историко-природный_комплекс_и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историко-ландшафт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p, np, 3pp, 5zak, 3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особо_охраняемый_прир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особо_охраняемый_геологически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охраняемая_территория_занятая_особыми_деревьям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p, 2zak, 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уникальное_озер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территория_традиционного_природопользова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этно-экологическая_охраняемая_природ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эколого-этническ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лесо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pp, 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лесопарков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городской_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3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3pp, 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2pp, 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охраняемая_озеленённая_и_лес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, not_oopt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защитная_полоса_леса_расположенная_вдоль_автомобильных_доро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oop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лечебно-оздоровительная_местность_и_курор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одоохра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, not_oopt</text:p>
          </table:table-cell>
          <table:table-cell office:value-type="string" calcext:value-type="string">
            <text:p>2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арк-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2np, 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ресурсный_резерва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, none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экологический_коридо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, none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пространственный_экологический_комплек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, 2pp, 2zak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2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np, 3pp, 3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рекреационная_терри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2pp, 3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ландшафтно-рекреационный_пар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, np, 2pp, 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прибрежн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городск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научный_стациона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, zak, non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учебно-научный_стациона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биостанц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z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экологический_полиго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zap, 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городской_пар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p, 3pp, 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скве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p, 2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охраняемая_садово-парковая_терри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2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охраняемый_садово-парковый_ландшаф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p, p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экологическая_плантация_и_питомни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зоопар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formula="of:=SUM([.F2:.F72])/COUNT([.F2:.F72])" office:value-type="float" office:value="1.58823529411765" calcext:value-type="float">
            <text:p>1,588235294117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s_stishov</text:p>
          </table:table-cell>
          <table:table-cell/>
          <table:table-cell office:value-type="string" calcext:value-type="string">
            <text:p>counts_match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ap</text:p>
          </table:table-cell>
          <table:table-cell table:formula="of:=COUNTIF([.$D$2:.$D$72];&quot;*zap*&quot;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UNTIF([.$F$2:.$F$72];4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</text:p>
          </table:table-cell>
          <table:table-cell table:formula="of:=COUNTIF([.$D$2:.$D$72];&quot;*np*&quot;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UNTIF([.$F$2:.$F$72];3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</text:p>
          </table:table-cell>
          <table:table-cell table:formula="of:=COUNTIF([.$D$2:.$D$72];&quot;*pp*&quot;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COUNTIF([.$F$2:.$F$72];2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k</text:p>
          </table:table-cell>
          <table:table-cell table:formula="of:=COUNTIF([.$D$2:.$D$72];&quot;*zak*&quot;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$F$2:.$F$72];1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</text:p>
          </table:table-cell>
          <table:table-cell table:formula="of:=COUNTIF([.$D$2:.$D$72];&quot;*mon*&quot;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COUNTIF([.$F$2:.$F$72];0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pbg</text:p>
          </table:table-cell>
          <table:table-cell table:formula="of:=COUNTIF([.$D$2:.$D$72];&quot;*dpbg*&quot;)" office:value-type="float" office:value="0" calcext:value-type="float">
            <text:p>0</text:p>
          </table:table-cell>
          <table:table-cell table:style-name="ce8" office:value-type="string" calcext:value-type="string">
            <text:p>NA</text:p>
          </table:table-cell>
          <table:table-cell table:formula="of:=COUNTBLANK([.$F$2:.$F$7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table:formula="of:=COUNTIF([.$D$2:.$D$72];&quot;*none*&quot;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_oopt</text:p>
          </table:table-cell>
          <table:table-cell table:formula="of:=COUNTIF([.$D$2:.$D$72];&quot;*not_oopt*&quot;)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number-rows-repeated="104849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Информация" table:style-name="ta1">
        <table:table-column table:style-name="co1" table:number-columns-repeated="1024" table:default-cell-style-name="ce9"/>
        <table:table-row table:style-name="ro2">
          <table:table-cell office:value-type="string" calcext:value-type="string">
            <text:p>Сравнение данных об аналогах региональных категорий из (Стишов М. С., Дадли Н. Охраняемые природные территории Российской Федерации и их категории. М.: WWF, 2018) с результатами нашего исследовани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нные вручную извлекались со страниц 78-108 указанной книги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ля таблиц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Порядковый номер категории из (Стишов, Дадли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tegory_name</text:p>
          </table:table-cell>
          <table:table-cell office:value-type="string" calcext:value-type="string">
            <text:p>Название категории из (Стишов, Дадли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shov_group</text:p>
          </table:table-cell>
          <table:table-cell office:value-type="string" calcext:value-type="string">
            <text:p>Группа региональных категорий, к которой отнесена указанная региональная категория, по версии (Стишов, Дадли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 — региональные категории ООПТ, аналогичные установленным федеральным законом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 — региональные категории ООПТ, соответствующие категориям охраняемых территорий, установленным федеральным законодательством, но не являющимся, в соответствии с ним, ООП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 — региональные категории ООПТ, не имеющие прямых аналогов в федеральном законодательств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shov_most_similar </text:p>
          </table:table-cell>
          <table:table-cell office:value-type="string" calcext:value-type="string">
            <text:p>Аналог региональной категории из числа федеральных категорий по версии (Стишов, Дадли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ap — государственный природный заповедни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p — национальный пар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p — природный пар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ak — государственный природный заказни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n — памятник природы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pbg — дендрологический парк и ботанический сад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one — отсутствуе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ot_oopt — региональная категория не относится к числу ООПТ, и её аналоги являются иными охраняемыми территориями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 — нет данны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r_most_similar </text:p>
          </table:table-cell>
          <table:table-cell office:value-type="string" calcext:value-type="string">
            <text:p>Аналог региональной категории из числа федеральных категорий по нашим данным. Наши данные считаются в Compare_cats.R и находятся в переменной comparison_results. Поиск ведётся по точному совпадению названия, а если точного совпадения нет (например, из-за разного написания названия), то проводится ручная перепроверка с помощью grep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Маркировка такая же, как в предыдущем поле. Поскольку одна региональная категория из (Стишов, Дадли) может соответствовать нескольким региональным категориям по нашим данным, дополнительно вводятся индексы: перед отметкой аналогичной федеральной категории указывается цифра, показывающая, сколько таких категорий по нашим данным являются аналогом указанной федеральной категории. Цифра 1 опускается. Например, 2zap pp 3 zak означает, что по нашим данным региональная категория из (Стишов, Дадли) встречается шесть раз (в шести субъектах), при этом в двух случаях её аналогом являются государственные природные заповедники, в одном случае — природный парк, и в трёх случаях — государственные природные заказники. Такая особенность в числе категорий связана с тем, что (Стишов, Дадли), по-видимому, рассматривали одноимённые категории в разных субъектах как одну, у нас же они рассматриваются как разные категории. Цифра перед отметкой в каком-то смысле может интерпретироваться как «вес» отметки при определении того, совпадают ли результаты (см. следующее поле)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ch</text:p>
          </table:table-cell>
          <table:table-cell office:value-type="string" calcext:value-type="string">
            <text:p>Совпадают ли данные (Стишов, Дадли) с нашими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4 — полностью совпадают (одинаковая отметка или набор отметок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 — совпадают больше чем наполовину (большинство отметок совпадают, есть небольшие отличия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 — совпадают примерно наполовину (совпадающих и несовпадающих отметок поровну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 — лишь немного совпадают (есть совпадающие отметки, но гораздо больше несовпадающих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 — совершенно не совпадают (нет ни одной общей отметки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 — невозможно определить (в одной из колонок есть NA или not_oop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д колонками — описательные статист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Среднее из match без учёта 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s_stishov</text:p>
          </table:table-cell>
          <table:table-cell office:value-type="string" calcext:value-type="string">
            <text:p>Количество тех или иных аналогичных категорий у (Стишов, Дадли) (статистика по нашим результатам не приводится, потому что она есть в Compare_cats.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s_matches</text:p>
          </table:table-cell>
          <table:table-cell office:value-type="string" calcext:value-type="string">
            <text:p>Количество тех или иных вариантов совпадения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7:06:54.04103354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06:59.038771578</meta:creation-date>
    <meta:generator>LibreOffice/6.2.4.2$Linux_X86_64 LibreOffice_project/20$Build-2</meta:generator>
    <meta:editing-duration>P0D</meta:editing-duration>
    <meta:editing-cycles>1</meta:editing-cycles>
    <meta:document-statistic meta:table-count="2" meta:cell-count="505" meta:object-count="0"/>
  </office:meta>
</office:document-meta>
</file>